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thfibonacci" table:style-name="ta1">
        <table:shapes>
          <draw:frame draw:z-index="0" draw:style-name="gr1" draw:text-style-name="P1" svg:width="383.19mm" svg:height="213.56mm" svg:x="70.72mm" svg:y="12.48mm">
            <loext:p draw:notify-on-update-of-ranges="Nthfibonacci.A1:Nthfibonacci.A45 Nthfibonacci.B1:Nthfibonacci.B45 Nthfibonacci.C1:Nthfibonacci.C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0.346" calcext:value-type="float">
            <text:p>0.34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  <table:table-cell office:value-type="float" office:value="0.558" calcext:value-type="float">
            <text:p>0.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6368" calcext:value-type="float">
            <text:p>46368</text:p>
          </table:table-cell>
          <table:table-cell office:value-type="float" office:value="1.459" calcext:value-type="float">
            <text:p>1.45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office:value-type="float" office:value="2.388" calcext:value-type="float">
            <text:p>2.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93" calcext:value-type="float">
            <text:p>121393</text:p>
          </table:table-cell>
          <table:table-cell office:value-type="float" office:value="3.242" calcext:value-type="float">
            <text:p>3.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18" calcext:value-type="float">
            <text:p>196418</text:p>
          </table:table-cell>
          <table:table-cell office:value-type="float" office:value="5.009" calcext:value-type="float">
            <text:p>5.0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17811" calcext:value-type="float">
            <text:p>317811</text:p>
          </table:table-cell>
          <table:table-cell office:value-type="float" office:value="7.734" calcext:value-type="float">
            <text:p>7.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229" calcext:value-type="float">
            <text:p>514229</text:p>
          </table:table-cell>
          <table:table-cell office:value-type="float" office:value="11.525" calcext:value-type="float">
            <text:p>11.52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32040" calcext:value-type="float">
            <text:p>832040</text:p>
          </table:table-cell>
          <table:table-cell office:value-type="float" office:value="16.787" calcext:value-type="float">
            <text:p>16.78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346269" calcext:value-type="float">
            <text:p>1346269</text:p>
          </table:table-cell>
          <table:table-cell office:value-type="float" office:value="23.872" calcext:value-type="float">
            <text:p>23.87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178309" calcext:value-type="float">
            <text:p>2178309</text:p>
          </table:table-cell>
          <table:table-cell office:value-type="float" office:value="23.954" calcext:value-type="float">
            <text:p>23.95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524578" calcext:value-type="float">
            <text:p>3524578</text:p>
          </table:table-cell>
          <table:table-cell office:value-type="float" office:value="32.928" calcext:value-type="float">
            <text:p>32.92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702887" calcext:value-type="float">
            <text:p>5702887</text:p>
          </table:table-cell>
          <table:table-cell office:value-type="float" office:value="53.13" calcext:value-type="float">
            <text:p>5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7465" calcext:value-type="float">
            <text:p>9227465</text:p>
          </table:table-cell>
          <table:table-cell office:value-type="float" office:value="86.058" calcext:value-type="float">
            <text:p>86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0352" calcext:value-type="float">
            <text:p>14930352</text:p>
          </table:table-cell>
          <table:table-cell office:value-type="float" office:value="139.339" calcext:value-type="float">
            <text:p>139.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7817" calcext:value-type="float">
            <text:p>24157817</text:p>
          </table:table-cell>
          <table:table-cell office:value-type="float" office:value="226.12" calcext:value-type="float">
            <text:p>22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8169" calcext:value-type="float">
            <text:p>39088169</text:p>
          </table:table-cell>
          <table:table-cell office:value-type="float" office:value="415.923" calcext:value-type="float">
            <text:p>415.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45986" calcext:value-type="float">
            <text:p>63245986</text:p>
          </table:table-cell>
          <table:table-cell office:value-type="float" office:value="719.269" calcext:value-type="float">
            <text:p>719.26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2334155" calcext:value-type="float">
            <text:p>102334155</text:p>
          </table:table-cell>
          <table:table-cell office:value-type="float" office:value="1010.72" calcext:value-type="float">
            <text:p>101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80141" calcext:value-type="float">
            <text:p>165580141</text:p>
          </table:table-cell>
          <table:table-cell office:value-type="float" office:value="1545.93" calcext:value-type="float">
            <text:p>1545.9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67914296" calcext:value-type="float">
            <text:p>267914296</text:p>
          </table:table-cell>
          <table:table-cell office:value-type="float" office:value="2503.92" calcext:value-type="float">
            <text:p>2503.9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33494437" calcext:value-type="float">
            <text:p>433494437</text:p>
          </table:table-cell>
          <table:table-cell office:value-type="float" office:value="4204.88" calcext:value-type="float">
            <text:p>420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408733" calcext:value-type="float">
            <text:p>701408733</text:p>
          </table:table-cell>
          <table:table-cell office:value-type="float" office:value="6814.7" calcext:value-type="float">
            <text:p>6814.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2:38:19.588597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2:38:58.035687112</dc:date>
    <meta:editing-duration>PT8M9S</meta:editing-duration>
    <meta:editing-cycles>3</meta:editing-cycles>
    <meta:generator>LibreOffice/5.1.4.2$Linux_X86_64 LibreOffice_project/10m0$Build-2</meta:generator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2cm" svg:height="21.357cm" xlink:href=".." xlink:type="simple" chart:class="chart:line" chart:style-name="ch1">
        <chart:legend chart:legend-position="end" svg:x="35.574cm" svg:y="10.13cm" style:legend-expansion="high" chart:style-name="ch2"/>
        <chart:plot-area chart:style-name="ch3" table:cell-range-address="Nthfibonacci.A1:Nthfibonacci.C45" chart:data-source-has-labels="both" svg:x="1.777cm" svg:y="0.427cm" svg:width="33.031cm" svg:height="19.522cm">
          <chartooo:coordinate-region svg:x="2.769cm" svg:y="0.427cm" svg:width="31.898cm" svg:height="17.613cm"/>
          <chart:axis chart:dimension="x" chart:name="primary-x" chart:style-name="ch4" chartooo:axis-type="auto">
            <chartooo:date-scale/>
            <chart:title svg:x="17.335cm" svg:y="20.376cm" chart:style-name="ch5">
              <text:p>Nthfibonacci</text:p>
            </chart:title>
            <chart:categories table:cell-range-address="Nthfibonacci.A1:Nthfibonacci.A45"/>
          </chart:axis>
          <chart:axis chart:dimension="y" chart:name="primary-y" chart:style-name="ch4">
            <chart:title svg:x="0.451cm" svg:y="11.013cm" chart:style-name="ch6">
              <text:p>Time in ms</text:p>
            </chart:title>
            <chart:grid chart:style-name="ch7" chart:class="major"/>
          </chart:axis>
          <chart:series chart:style-name="ch8" chart:values-cell-range-address="Nthfibonacci.B1:Nthfibonacci.B45" loext:label-string="recursion" chart:class="chart:line">
            <chart:data-point chart:repeated="45"/>
          </chart:series>
          <chart:series chart:style-name="ch9" chart:values-cell-range-address="Nthfibonacci.C1:Nthfibonacci.C45" loext:label-string="iterations" chart:class="chart:line"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ursion</text:p>
              </table:table-cell>
              <table:table-cell office:value-type="string">
                <text:p>iteration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thfibonacci.A1:Nthfibonacci.A45</svg:desc>
                </draw:g>
              </table:table-cell>
              <table:table-cell office:value-type="float" office:value="0.044">
                <text:p>0.044</text:p>
                <draw:g>
                  <svg:desc>Nthfibonacci.B1:Nthfibonacci.B45</svg:desc>
                </draw:g>
              </table:table-cell>
              <table:table-cell office:value-type="float" office:value="0.001">
                <text:p>0.001</text:p>
                <draw:g>
                  <svg:desc>Nthfibonacci.C1:Nthfibonacci.C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9">
                <text:p>0.01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1">
                <text:p>0.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13">
                <text:p>0.01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33">
                <text:p>0.0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0.052">
                <text:p>0.05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84">
                <text:p>2584</text:p>
              </table:table-cell>
              <table:table-cell office:value-type="float" office:value="0.083">
                <text:p>0.08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181">
                <text:p>4181</text:p>
              </table:table-cell>
              <table:table-cell office:value-type="float" office:value="0.146">
                <text:p>0.1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765">
                <text:p>6765</text:p>
              </table:table-cell>
              <table:table-cell office:value-type="float" office:value="0.215">
                <text:p>0.2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946">
                <text:p>10946</text:p>
              </table:table-cell>
              <table:table-cell office:value-type="float" office:value="0.346">
                <text:p>0.3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7711">
                <text:p>17711</text:p>
              </table:table-cell>
              <table:table-cell office:value-type="float" office:value="0.558">
                <text:p>0.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57">
                <text:p>28657</text:p>
              </table:table-cell>
              <table:table-cell office:value-type="float" office:value="0.933">
                <text:p>0.9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6368">
                <text:p>46368</text:p>
              </table:table-cell>
              <table:table-cell office:value-type="float" office:value="1.459">
                <text:p>1.4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5025">
                <text:p>75025</text:p>
              </table:table-cell>
              <table:table-cell office:value-type="float" office:value="2.388">
                <text:p>2.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393">
                <text:p>121393</text:p>
              </table:table-cell>
              <table:table-cell office:value-type="float" office:value="3.242">
                <text:p>3.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418">
                <text:p>196418</text:p>
              </table:table-cell>
              <table:table-cell office:value-type="float" office:value="5.009">
                <text:p>5.00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17811">
                <text:p>317811</text:p>
              </table:table-cell>
              <table:table-cell office:value-type="float" office:value="7.734">
                <text:p>7.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229">
                <text:p>514229</text:p>
              </table:table-cell>
              <table:table-cell office:value-type="float" office:value="11.525">
                <text:p>11.52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32040">
                <text:p>832040</text:p>
              </table:table-cell>
              <table:table-cell office:value-type="float" office:value="16.787">
                <text:p>16.78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46269">
                <text:p>1346269</text:p>
              </table:table-cell>
              <table:table-cell office:value-type="float" office:value="23.872">
                <text:p>23.8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178309">
                <text:p>2178309</text:p>
              </table:table-cell>
              <table:table-cell office:value-type="float" office:value="23.954">
                <text:p>23.95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524578">
                <text:p>3524578</text:p>
              </table:table-cell>
              <table:table-cell office:value-type="float" office:value="32.928">
                <text:p>32.9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702887">
                <text:p>5702887</text:p>
              </table:table-cell>
              <table:table-cell office:value-type="float" office:value="53.13">
                <text:p>53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7465">
                <text:p>9227465</text:p>
              </table:table-cell>
              <table:table-cell office:value-type="float" office:value="86.058">
                <text:p>86.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30352">
                <text:p>14930352</text:p>
              </table:table-cell>
              <table:table-cell office:value-type="float" office:value="139.339">
                <text:p>139.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57817">
                <text:p>24157817</text:p>
              </table:table-cell>
              <table:table-cell office:value-type="float" office:value="226.12">
                <text:p>226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88169">
                <text:p>39088169</text:p>
              </table:table-cell>
              <table:table-cell office:value-type="float" office:value="415.923">
                <text:p>415.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45986">
                <text:p>63245986</text:p>
              </table:table-cell>
              <table:table-cell office:value-type="float" office:value="719.269">
                <text:p>719.2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2334155">
                <text:p>102334155</text:p>
              </table:table-cell>
              <table:table-cell office:value-type="float" office:value="1010.72">
                <text:p>101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580141">
                <text:p>165580141</text:p>
              </table:table-cell>
              <table:table-cell office:value-type="float" office:value="1545.93">
                <text:p>1545.9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67914296">
                <text:p>267914296</text:p>
              </table:table-cell>
              <table:table-cell office:value-type="float" office:value="2503.92">
                <text:p>2503.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33494437">
                <text:p>433494437</text:p>
              </table:table-cell>
              <table:table-cell office:value-type="float" office:value="4204.88">
                <text:p>420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408733">
                <text:p>701408733</text:p>
              </table:table-cell>
              <table:table-cell office:value-type="float" office:value="6814.7">
                <text:p>6814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